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BRERA PILCO, JUL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85586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BRERA PILCO, JUL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8558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ENTENO FLORES, MILAGRO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734612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9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19:32:4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